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32.77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1.40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74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49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3.056cm"/>
    </style:style>
    <style:style style:name="gr6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46cm" fo:min-width="4.225cm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4.45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4.83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18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76cm" fo:min-width="1.532cm"/>
    </style:style>
    <style:style style:name="gr13" style:family="graphic" style:parent-style-name="Annotation">
      <style:graphic-properties fo:min-height="1.069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.786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.977cm"/>
    </style:style>
    <style:style style:name="gr16" style:family="graphic" style:parent-style-name="Annotation">
      <style:graphic-properties fo:min-height="1.425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278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4.453cm"/>
    </style:style>
    <style:style style:name="gr19" style:family="graphic" style:parent-style-name="Annotation">
      <style:graphic-properties fo:min-height="2.493cm"/>
    </style:style>
    <style:style style:name="gr20" style:family="graphic" style:parent-style-name="Annotation">
      <style:graphic-properties fo:min-height="3.917cm"/>
    </style:style>
    <style:style style:name="gr21" style:family="graphic" style:parent-style-name="Flashy">
      <style:graphic-properties fo:min-height="0cm" fo:min-width="0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945cm"/>
    </style:style>
    <style:style style:name="gr23" style:family="graphic" style:parent-style-name="Annotation">
      <style:graphic-properties fo:min-height="0.28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3.274cm" svg:height="1.016cm" svg:x="1.889cm" svg:y="1.381cm">
          <text:p text:style-name="P1"><text:span text:style-name="T1">sta</text:span><text:span text:style-name="T1">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81cm" svg:height="1.905cm" svg:x="21.771cm" svg:y="5.535cm">
          <text:p text:style-name="P1"><text:span text:style-name="T1">What to do</text:span><text:span text:style-name="T1"><text:line-break/></text:span><text:span text:style-name="T1">with carg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3.24cm" svg:height="1.27cm" svg:x="5.888cm" svg:y="5.852cm">
          <text:p text:style-name="P1"><text:span text:style-name="T1">Fl</text:span><text:span text:style-name="T1">y </text:span><text:span text:style-name="T1">to </text:span><text:span text:style-name="T1">str</text:span><text:span text:style-name="T1">uc</text:span><text:span text:style-name="T1">tur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993cm" svg:height="1.143cm" svg:x="16.684cm" svg:y="5.916cm">
          <text:p text:style-name="P1"><text:span text:style-name="T1">Fly to </text:span><text:span text:style-name="T1">space </text:span><text:span text:style-name="T1">s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" draw:id="id1" draw:layer="layout" svg:width="3.556cm" svg:height="0.762cm" svg:x="27.225cm" svg:y="5.183cm">
          <text:p text:style-name="P1"><text:span text:style-name="T1">Cargo </text:span><text:span text:style-name="T1">into st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3.556cm" svg:height="0.762cm" svg:x="27.225cm" svg:y="6.588cm">
          <text:p text:style-name="P1"><text:span text:style-name="T1">Sell car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25.581cm" svg:y1="6.487cm" svg:x2="27.225cm" svg:y2="5.564cm" draw:end-shape="id1" svg:d="M25581 6487h572v-923h1072" svg:viewBox="0 0 1645 924">
          <text:p/>
        </draw:connector>
        <draw:connector draw:style-name="gr6" draw:text-style-name="P3" draw:layer="layout" svg:x1="25.581cm" svg:y1="6.487cm" svg:x2="27.225cm" svg:y2="6.969cm" draw:start-shape="id2" draw:start-glue-point="1" draw:end-shape="id3" svg:d="M25581 6487h823v482h821" svg:viewBox="0 0 1645 483">
          <text:p/>
        </draw:connector>
        <draw:connector draw:style-name="gr6" draw:text-style-name="P3" draw:layer="layout" svg:x1="30.781cm" svg:y1="5.564cm" svg:x2="35.163cm" svg:y2="1.889cm" draw:start-shape="id1" draw:end-shape="id4" draw:end-glue-point="1" svg:d="M30781 5564h4883v-3675h-501" svg:viewBox="0 0 4884 3676">
          <text:p/>
        </draw:connector>
        <draw:connector draw:style-name="gr6" draw:text-style-name="P3" draw:layer="layout" svg:x1="30.781cm" svg:y1="6.969cm" svg:x2="35.163cm" svg:y2="1.889cm" draw:start-shape="id3" draw:end-shape="id4" draw:end-glue-point="1" svg:d="M30781 6969h4883v-5080h-501" svg:viewBox="0 0 4884 5081">
          <text:p/>
        </draw:connector>
        <draw:connector draw:style-name="gr6" draw:text-style-name="P3" draw:layer="layout" svg:x1="20.677cm" svg:y1="6.487cm" svg:x2="21.771cm" svg:y2="6.487cm" draw:start-shape="id5" draw:end-shape="id2" svg:d="M20677 6487h1094" svg:viewBox="0 0 1095 1">
          <text:p/>
        </draw:connector>
        <draw:connector draw:style-name="gr6" draw:text-style-name="P3" draw:layer="layout" svg:x1="9.128cm" svg:y1="6.487cm" svg:x2="10.552cm" svg:y2="6.486cm" draw:start-shape="id6" draw:end-shape="id7" svg:d="M9128 6487h712v-1h712" svg:viewBox="0 0 1425 2">
          <text:p/>
        </draw:connector>
        <draw:custom-shape draw:style-name="Main_20_activity" xml:id="id10" draw:id="id10" draw:layer="layout" svg:width="4.953cm" svg:height="1.524cm" svg:x="2.588cm" svg:y="2.84cm">
          <text:p>Min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4.953cm" svg:height="1.524cm" svg:x="2.461cm" svg:y="20.939cm">
          <text:p text:style-name="P1">Expand bas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.889cm" svg:y1="1.889cm" svg:x2="2.461cm" svg:y2="21.701cm" draw:start-shape="id4" draw:start-glue-point="3" draw:end-shape="id8" svg:d="M1889 1889h-501v19812h1073" svg:viewBox="0 0 1074 19813">
          <text:p/>
        </draw:connector>
        <draw:custom-shape draw:style-name="gr9" draw:text-style-name="P2" xml:id="id21" draw:id="id21" draw:layer="layout" svg:width="4.953cm" svg:height="1.27cm" svg:x="11.604cm" svg:y="22.852cm">
          <text:p text:style-name="P1"><text:span text:style-name="T1">Expand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9" draw:id="id9" draw:layer="layout" svg:width="4.953cm" svg:height="1.524cm" svg:x="2.588cm" svg:y="14.244cm">
          <text:p text:style-name="P1">Trad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1" draw:id="id11" draw:layer="layout" svg:width="5.334cm" svg:height="2.286cm" svg:x="2.397cm" svg:y="16.922cm">
          <text:p text:style-name="P1"><text:span text:style-name="T1">View economy of visited</text:span><text:span text:style-name="T1"><text:line-break/></text:span><text:span text:style-name="T1">systems and asses which</text:span><text:span text:style-name="T1"><text:line-break/></text:span><text:span text:style-name="T1">cargo might be valuable</text:span><text:span text:style-name="T1"><text:line-break/></text:span><text:span text:style-name="T1">for 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4" draw:id="id14" draw:layer="layout" svg:width="3.683cm" svg:height="1.143cm" svg:x="19.491cm" svg:y="14.446cm">
          <text:p text:style-name="P1"><text:span text:style-name="T1">Fly to </text:span><text:span text:style-name="T1">destination</text:span><text:span text:style-name="T1"><text:line-break/></text:span><text:span text:style-name="T1">system/s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.889cm" svg:y1="1.889cm" svg:x2="2.588cm" svg:y2="15.006cm" draw:start-shape="id4" draw:start-glue-point="3" draw:end-shape="id9" draw:end-glue-point="3" svg:d="M1889 1889h-501v13117h1200" svg:viewBox="0 0 1201 13118">
          <text:p/>
        </draw:connector>
        <draw:connector draw:style-name="gr8" draw:text-style-name="P4" draw:layer="layout" svg:x1="1.889cm" svg:y1="1.889cm" svg:x2="2.588cm" svg:y2="3.602cm" draw:start-shape="id4" draw:start-glue-point="3" draw:end-shape="id10" draw:end-glue-point="3" svg:d="M1889 1889h-501v1713h1200" svg:viewBox="0 0 1201 1714">
          <text:p/>
        </draw:connector>
        <draw:connector draw:style-name="gr8" draw:text-style-name="P4" draw:layer="layout" svg:x1="5.064cm" svg:y1="15.768cm" svg:x2="5.064cm" svg:y2="16.922cm" draw:start-shape="id9" draw:start-glue-point="2" draw:end-shape="id11" draw:end-glue-point="0" svg:d="M5064 15768v1154" svg:viewBox="0 0 1 1155">
          <text:p/>
        </draw:connector>
        <draw:custom-shape draw:style-name="gr12" draw:text-style-name="P2" xml:id="id13" draw:id="id13" draw:layer="layout" svg:width="4.064cm" svg:height="1.651cm" svg:x="16.651cm" svg:y="17.24cm">
          <text:p text:style-name="P1"><text:span text:style-name="T1">Where to bu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xml:id="id17" draw:id="id17" draw:layer="layout" svg:width="6.348cm" svg:height="1.319cm" svg:x="19.48cm" svg:y="20.048cm">
          <draw:text-box>
            <text:p>Choices:</text:p>
            <text:p>- Merchant depending on reputation/price<text:line-break/>- System based on base price</text:p>
          </draw:text-box>
        </draw:frame>
        <draw:custom-shape draw:style-name="gr14" draw:text-style-name="P2" xml:id="id12" draw:id="id12" draw:layer="layout" svg:width="4.572cm" svg:height="2.032cm" svg:x="10.855cm" svg:y="17.049cm">
          <text:p text:style-name="P1"><text:span text:style-name="T1">Where to</text:span></text:p>
          <text:p text:style-name="P1"><text:span text:style-name="T1">get the</text:span><text:span text:style-name="T1"><text:line-break/></text:span><text:span text:style-name="T1">goo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7.731cm" svg:y1="18.065cm" svg:x2="10.855cm" svg:y2="18.065cm" draw:start-shape="id11" draw:end-shape="id12" svg:d="M7731 18065h3124" svg:viewBox="0 0 3125 1">
          <text:p/>
        </draw:connector>
        <draw:connector draw:style-name="gr8" draw:text-style-name="P4" draw:layer="layout" svg:x1="15.427cm" svg:y1="18.065cm" svg:x2="16.651cm" svg:y2="18.066cm" draw:start-shape="id12" draw:end-shape="id13" draw:end-glue-point="5" svg:d="M15427 18065h613v1h611" svg:viewBox="0 0 1225 2">
          <text:p/>
        </draw:connector>
        <draw:connector draw:style-name="gr8" draw:text-style-name="P4" draw:layer="layout" svg:x1="20.715cm" svg:y1="18.066cm" svg:x2="21.332cm" svg:y2="15.589cm" draw:start-shape="id13" draw:start-glue-point="7" draw:end-shape="id14" draw:end-glue-point="2" svg:d="M20715 18066h617v-2477" svg:viewBox="0 0 618 2478">
          <text:p/>
        </draw:connector>
        <draw:custom-shape draw:style-name="gr11" draw:text-style-name="P2" xml:id="id15" draw:id="id15" draw:layer="layout" svg:width="3.683cm" svg:height="1.143cm" svg:x="14.792cm" svg:y="14.446cm">
          <text:p text:style-name="P1"><text:span text:style-name="T1">Take good</text:span><text:span text:style-name="T1"><text:line-break/></text:span><text:span text:style-name="T1">from st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3.141cm" svg:y1="17.049cm" svg:x2="14.792cm" svg:y2="15.017cm" draw:start-shape="id12" draw:end-shape="id15" draw:end-glue-point="3" svg:d="M13141 17049v-2032h1651" svg:viewBox="0 0 1652 2033">
          <text:p/>
        </draw:connector>
        <draw:connector draw:style-name="gr8" draw:text-style-name="P4" draw:layer="layout" svg:x1="18.475cm" svg:y1="15.017cm" svg:x2="19.491cm" svg:y2="15.017cm" draw:start-shape="id15" draw:start-glue-point="1" draw:end-shape="id14" svg:d="M18475 15017h1016" svg:viewBox="0 0 1017 1">
          <text:p/>
        </draw:connector>
        <draw:custom-shape draw:style-name="gr15" draw:text-style-name="P2" xml:id="id16" draw:id="id16" draw:layer="layout" svg:width="4.953cm" svg:height="2.032cm" svg:x="24.19cm" svg:y="14.001cm">
          <text:p text:style-name="P1"><text:span text:style-name="T1">Which</text:span><text:span text:style-name="T1"><text:line-break/></text:span><text:span text:style-name="T1">merchant</text:span><text:span text:style-name="T1"><text:line-break/></text:span><text:span text:style-name="T1">to sell t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23.174cm" svg:y1="15.017cm" svg:x2="24.19cm" svg:y2="15.017cm" draw:start-shape="id14" draw:end-shape="id16" svg:d="M23174 15017h1016" svg:viewBox="0 0 1017 1">
          <text:p/>
        </draw:connector>
        <draw:connector draw:style-name="gr8" draw:text-style-name="P4" draw:layer="layout" svg:x1="29.143cm" svg:y1="15.017cm" svg:x2="35.163cm" svg:y2="1.889cm" draw:start-shape="id16" draw:end-shape="id4" draw:end-glue-point="1" svg:d="M29143 15017h6521v-13128h-501" svg:viewBox="0 0 6522 13129">
          <text:p/>
        </draw:connector>
        <draw:connector draw:style-name="Dotted" draw:layer="layout" svg:x1="22.654cm" svg:y1="20.048cm" svg:x2="26.666cm" svg:y2="16.033cm" draw:start-shape="id17" draw:end-shape="id16" svg:d="M22654 20048v-2007h4012v-2008" svg:viewBox="0 0 4013 4016">
          <text:p/>
        </draw:connector>
        <draw:connector draw:style-name="Dotted" draw:layer="layout" svg:x1="18.683cm" svg:y1="18.891cm" svg:x2="22.654cm" svg:y2="20.048cm" draw:start-shape="id13" draw:start-glue-point="6" draw:end-shape="id17" draw:end-glue-point="0" svg:d="M18683 18891v579h3971v578" svg:viewBox="0 0 3972 1158">
          <text:p/>
        </draw:connector>
        <draw:custom-shape draw:style-name="gr11" draw:text-style-name="P2" xml:id="id18" draw:id="id18" draw:layer="layout" svg:width="3.683cm" svg:height="1.143cm" svg:x="8.643cm" svg:y="21.119cm">
          <text:p text:style-name="P1"><text:span text:style-name="T1">Man</text:span><text:span text:style-name="T1">ufac</text:span><text:span text:style-name="T1">ture</text:span><text:span text:style-name="T1"><text:line-break/></text:span><text:span text:style-name="T1">goo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3.141cm" svg:y1="19.081cm" svg:x2="12.326cm" svg:y2="21.69cm" draw:start-shape="id12" draw:start-glue-point="6" draw:end-shape="id18" draw:end-glue-point="1" svg:d="M13141 19081v2609h-815" svg:viewBox="0 0 816 2610">
          <text:p/>
        </draw:connector>
        <draw:connector draw:style-name="Activity_20_Arrow" draw:layer="layout" svg:x1="5.064cm" svg:y1="4.364cm" svg:x2="5.888cm" svg:y2="6.487cm" draw:start-shape="id10" draw:start-glue-point="2" draw:end-shape="id6" draw:end-glue-point="3" svg:d="M5064 4364v2123h824" svg:viewBox="0 0 825 2124">
          <text:p/>
        </draw:connector>
        <draw:frame draw:style-name="gr16" xml:id="id24" draw:id="id24" draw:layer="layout" svg:width="6.348cm" svg:height="1.675cm" svg:x="19.542cm" svg:y="21.853cm">
          <draw:text-box>
            <text:p><text:span text:style-name="T2">W</text:span><text:span text:style-name="T2">h</text:span><text:span text:style-name="T2">a</text:span><text:span text:style-name="T2">t</text:span><text:span text:style-name="T2"> </text:span><text:span text:style-name="T2">c</text:span><text:span text:style-name="T2">a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/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?</text:span></text:p>
            <text:p>- Your own Fuel!</text:p>
            <text:p>- Your own Drones!</text:p>
            <text:p>- All other processed goods</text:p>
          </draw:text-box>
        </draw:frame>
        <draw:frame draw:style-name="gr16" xml:id="id19" draw:id="id19" draw:layer="layout" svg:width="6.983cm" svg:height="1.675cm" svg:x="8.876cm" svg:y="3.135cm">
          <draw:text-box>
            <text:p><text:span text:style-name="T3">What can be mined?</text:span></text:p>
            <text:p><text:span text:style-name="T3">- Only raw resources/elements like in NMS</text:span></text:p>
            <text:p><text:span text:style-name="T3">=&gt; Goal: Sell directly, store in Stock (and/or </text:span><text:span text:style-name="T3">process in a factory)</text:span></text:p>
          </draw:text-box>
        </draw:frame>
        <draw:connector draw:style-name="Dotted" draw:layer="layout" svg:x1="8.876cm" svg:y1="3.972cm" svg:x2="7.541cm" svg:y2="3.602cm" draw:start-shape="id19" draw:start-glue-point="3" draw:end-shape="id10" draw:end-glue-point="1" svg:d="M8876 3972h-647v-370h-688" svg:viewBox="0 0 1336 371">
          <text:p/>
        </draw:connector>
        <draw:custom-shape draw:style-name="gr17" draw:text-style-name="P2" xml:id="id20" draw:id="id20" draw:layer="layout" svg:width="3.556cm" svg:height="2.538cm" svg:x="6.334cm" svg:y="22.844cm">
          <text:p text:style-name="P1"><text:span text:style-name="T1">What to</text:span></text:p>
          <text:p text:style-name="P1"><text:span text:style-name="T1">expand</text:span><text:span text:style-name="T1"><text:line-break/></text:span><text:span text:style-name="T1">nex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ctivity_20_Arrow" draw:layer="layout" svg:x1="4.937cm" svg:y1="22.463cm" svg:x2="6.334cm" svg:y2="24.113cm" draw:start-shape="id8" draw:end-shape="id20" draw:end-glue-point="5" svg:d="M4937 22463v1650h1397" svg:viewBox="0 0 1398 1651">
          <text:p/>
        </draw:connector>
        <draw:custom-shape draw:style-name="gr9" draw:text-style-name="P2" xml:id="id22" draw:id="id22" draw:layer="layout" svg:width="4.953cm" svg:height="1.27cm" svg:x="11.604cm" svg:y="24.884cm">
          <text:p text:style-name="P1"><text:span text:style-name="T1">Buy more </text:span><text:span text:style-name="T1">stock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3" draw:id="id23" draw:layer="layout" svg:width="4.953cm" svg:height="1.27cm" svg:x="11.604cm" svg:y="26.654cm">
          <text:p text:style-name="P1"><text:span text:style-name="T1">Buy a new </text:span><text:span text:style-name="T1">s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9.89cm" svg:y1="24.113cm" svg:x2="11.604cm" svg:y2="23.487cm" draw:start-shape="id20" draw:end-shape="id21" svg:d="M9890 24113h857v-626h857" svg:viewBox="0 0 1715 627">
          <text:p/>
        </draw:connector>
        <draw:connector draw:style-name="Activity_20_Arrow" draw:layer="layout" svg:x1="9.89cm" svg:y1="24.113cm" svg:x2="11.604cm" svg:y2="25.519cm" draw:start-shape="id20" draw:end-shape="id22" svg:d="M9890 24113h857v1406h857" svg:viewBox="0 0 1715 1407">
          <text:p/>
        </draw:connector>
        <draw:connector draw:style-name="Activity_20_Arrow" draw:layer="layout" svg:x1="8.112cm" svg:y1="25.382cm" svg:x2="11.604cm" svg:y2="27.289cm" draw:start-shape="id20" draw:start-glue-point="2" draw:end-shape="id23" draw:end-glue-point="3" svg:d="M8112 25382v1907h3492" svg:viewBox="0 0 3493 1908">
          <text:p/>
        </draw:connector>
        <draw:connector draw:style-name="Dotted" draw:layer="layout" svg:x1="16.557cm" svg:y1="23.487cm" svg:x2="19.542cm" svg:y2="22.69cm" draw:start-shape="id21" draw:end-shape="id24" svg:d="M16557 23487h1492v-797h1493" svg:viewBox="0 0 2986 798">
          <text:p/>
        </draw:connector>
        <draw:custom-shape draw:style-name="gr18" draw:text-style-name="P2" xml:id="id25" draw:id="id25" draw:layer="layout" svg:width="4.953cm" svg:height="1.905cm" svg:x="11.604cm" svg:y="28.051cm">
          <text:p text:style-name="P1"><text:span text:style-name="T1">Buy station to get</text:span><text:span text:style-name="T1"><text:line-break/></text:span><text:span text:style-name="T1">rid of stock space rent</text:span><text:span text:style-name="T1"><text:line-break/></text:span><text:span text:style-name="T1">and power co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8.112cm" svg:y1="25.382cm" svg:x2="11.604cm" svg:y2="29.003cm" draw:start-shape="id20" draw:start-glue-point="6" draw:end-shape="id25" draw:end-glue-point="3" svg:d="M8112 25382v3621h3492" svg:viewBox="0 0 3493 3622">
          <text:p/>
        </draw:connector>
        <draw:frame draw:style-name="gr19" xml:id="id26" draw:id="id26" draw:layer="layout" svg:width="6.348cm" svg:height="2.743cm" svg:x="19.542cm" svg:y="24.08cm">
          <draw:text-box>
            <text:p><text:span text:style-name="T2">What are the limits?</text:span></text:p>
            <text:p>- Stock space limits what you can consume/produce (Show if you are out of<text:line-break/>something in the main station screen)</text:p>
            <text:p>- Factory space rent</text:p>
            <text:p>- Stock space rent</text:p>
            <text:p>- Power consumption and costs for this</text:p>
          </draw:text-box>
        </draw:frame>
        <draw:connector draw:style-name="Dotted" draw:layer="layout" svg:x1="16.557cm" svg:y1="23.487cm" svg:x2="19.542cm" svg:y2="25.451cm" draw:start-shape="id21" draw:end-shape="id26" svg:d="M16557 23487h1492v1964h1493" svg:viewBox="0 0 2986 1965">
          <text:p/>
        </draw:connector>
        <draw:frame draw:style-name="gr20" xml:id="id27" draw:id="id27" draw:layer="layout" svg:width="7.493cm" svg:height="4.167cm" svg:x="19.542cm" svg:y="27.374cm">
          <draw:text-box>
            <text:p><text:span text:style-name="T2">Ther</text:span><text:span text:style-name="T2">e </text:span><text:span text:style-name="T2">are </text:span><text:span text:style-name="T2">only </text:span><text:span text:style-name="T2">a </text:span><text:span text:style-name="T2">few </text:span><text:span text:style-name="T2">basi</text:span><text:span text:style-name="T2">c </text:span><text:span text:style-name="T2">buil</text:span><text:span text:style-name="T2">ding </text:span><text:span text:style-name="T2">bloc</text:span><text:span text:style-name="T2">ks</text:span>, like those I used in that other game.</text:p>
            <text:p>- Transform 1, 2, 3 ingredients to one output</text:p>
            <text:p>- Source set to specific material</text:p>
            <text:p>- Sink into stock space</text:p>
            <text:p>- Buffer with limited size</text:p>
            <text:p>- Transport node</text:p>
            <text:p>- Merge materials node</text:p>
            <text:p>- Split materials node</text:p>
          </draw:text-box>
        </draw:frame>
        <draw:connector draw:style-name="Dotted" draw:layer="layout" svg:x1="16.557cm" svg:y1="23.487cm" svg:x2="19.542cm" svg:y2="29.457cm" draw:start-shape="id21" draw:end-shape="id27" svg:d="M16557 23487h1492v5970h1493" svg:viewBox="0 0 2986 5971">
          <text:p/>
        </draw:connector>
        <draw:frame draw:style-name="gr16" xml:id="id28" draw:id="id28" draw:layer="layout" svg:width="6.348cm" svg:height="1.675cm" svg:x="19.542cm" svg:y="32.091cm">
          <draw:text-box>
            <text:p><text:span text:style-name="T2">Where does the Money go?</text:span></text:p>
            <text:p>- Factory space</text:p>
            <text:p>- Power consumption</text:p>
            <text:p>- New modules</text:p>
          </draw:text-box>
        </draw:frame>
        <draw:connector draw:style-name="Dotted" draw:layer="layout" svg:x1="16.557cm" svg:y1="23.487cm" svg:x2="19.542cm" svg:y2="32.928cm" draw:start-shape="id21" draw:start-glue-point="1" draw:end-shape="id28" svg:d="M16557 23487h1492v9441h1493" svg:viewBox="0 0 2986 9442">
          <text:p/>
        </draw:connector>
        <draw:custom-shape draw:style-name="gr21" xml:id="id29" draw:id="id29" draw:layer="layout" svg:width="6.78cm" svg:height="5.591cm" svg:x="1.867cm" svg:y="8.173cm">
          <text:p>- Nice particles</text:p>
          <text:p>- Good controls</text:p>
          <text:p>- sound: Main engine<text:line-break/>- sound: Thrusters<text:line-break/>- music: Engaging</text:p>
          <text:p>- sound on asteroid: bright nice blingbling</text:p>
          <text:p>- Make random asteroids appear each</text:p>
          <text:p>time you start from a station. Mark them with<text:line-break/>an animated marker (circle/ring that is<text:line-break/>changing radius?)</text:p>
          <text:p>When collected<text:line-break/>they give you a balanced to the fuel spent<text:line-break/>on your journey worth amount of<text:line-break/>valuable elements (not much cargo<text:line-break/>space, so it’s worth collecting them).</text:p>
          <draw:enhanced-geometry svg:viewBox="0 0 21600 21600" draw:type="rectangle" draw:enhanced-path="M 0 0 L 21600 0 21600 21600 0 21600 0 0 Z N"/>
        </draw:custom-shape>
        <draw:custom-shape draw:style-name="gr22" draw:text-style-name="P2" xml:id="id7" draw:id="id7" draw:layer="layout" svg:width="4.445cm" svg:height="1.143cm" svg:x="10.552cm" svg:y="5.915cm">
          <text:p text:style-name="P1"><text:span text:style-name="T1">Mine </text:span><text:span text:style-name="T1">materia</text:span><text:span text:style-name="T1">l until </text:span><text:span text:style-name="T1">f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4.997cm" svg:y1="6.486cm" svg:x2="16.684cm" svg:y2="6.487cm" draw:start-shape="id7" draw:end-shape="id5" svg:d="M14997 6486h843v1h844" svg:viewBox="0 0 1688 2">
          <text:p/>
        </draw:connector>
        <draw:connector draw:style-name="Flashy" draw:layer="layout" svg:x1="5.257cm" svg:y1="8.173cm" svg:x2="7.508cm" svg:y2="7.122cm" draw:start-shape="id29" draw:end-shape="id6" draw:end-glue-point="2" svg:d="M5257 8173v-538h2251v-513" svg:viewBox="0 0 2252 1052">
          <text:p/>
        </draw:connector>
        <draw:custom-shape draw:style-name="gr21" xml:id="id30" draw:id="id30" draw:layer="layout" svg:width="7.813cm" svg:height="5.591cm" svg:x="8.874cm" svg:y="8.173cm">
          <text:p>- good feeling drone movement</text:p>
          <text:p>- vfx: Laser shooting the bloxel<text:line-break/>- vfx: Sparkling effect on impact point<text:line-break/>- sound: laser brizzling</text:p>
          <text:p>- sound: engaging variying pop once mined</text:p>
          <text:p>- display what elements the bloxel consists of<text:line-break/>close to the cursor.</text:p>
          <text:p>- mystery bloxels that have a special effect,<text:line-break/>they spawn:<text:line-break/> <text:s text:c="3"/>- 30% Pack of 1-4 different mid valuable minerals</text:p>
          <text:p><text:s text:c="4"/>- 30% Pack of 1-2 different high value minerals</text:p>
          <text:p><text:s text:c="4"/>- 20% Pack of very rare minerals</text:p>
          <text:p><text:s text:c="4"/>- 10% A 1-10% Bonus discount on next refueling</text:p>
          <text:p><text:s text:c="4"/>- 10% A Discount for a random in system<text:line-break/> <text:s text:c="13"/>merchant (stating which station)</text:p>
          <draw:enhanced-geometry svg:viewBox="0 0 21600 21600" draw:type="rectangle" draw:enhanced-path="M 0 0 L 21600 0 21600 21600 0 21600 0 0 Z N"/>
        </draw:custom-shape>
        <draw:connector draw:style-name="Flashy" draw:layer="layout" svg:x1="12.78cm" svg:y1="8.173cm" svg:x2="12.774cm" svg:y2="7.058cm" draw:start-shape="id30" draw:end-shape="id7" draw:end-glue-point="2" svg:d="M12780 8173v-571h-6v-544" svg:viewBox="0 0 7 1116">
          <text:p/>
        </draw:connector>
        <draw:connector draw:style-name="Flashy" draw:layer="layout" svg:x1="5.257cm" svg:y1="8.173cm" svg:x2="18.68cm" svg:y2="5.916cm" draw:start-shape="id29" draw:end-shape="id5" draw:end-glue-point="0" svg:d="M5257 8173v-2759h13423v502" svg:viewBox="0 0 13424 2760">
          <text:p/>
        </draw:connector>
        <draw:custom-shape draw:style-name="gr21" xml:id="id31" draw:id="id31" draw:layer="layout" svg:width="7.292cm" svg:height="1.319cm" svg:x="25.384cm" svg:y="9.206cm">
          <text:p>- sound: credits earn sound</text:p>
          <text:p>- vfx: dialog that animates decrease of materials<text:line-break/>and increase of credits</text:p>
          <draw:enhanced-geometry svg:viewBox="0 0 21600 21600" draw:type="rectangle" draw:enhanced-path="M 0 0 L 21600 0 21600 21600 0 21600 0 0 Z N"/>
        </draw:custom-shape>
        <draw:connector draw:style-name="Flashy" draw:layer="layout" svg:x1="29.03cm" svg:y1="9.206cm" svg:x2="29.003cm" svg:y2="7.35cm" draw:start-shape="id31" draw:end-shape="id3" draw:end-glue-point="2" svg:d="M29030 9206v-941h-27v-915" svg:viewBox="0 0 28 1857">
          <text:p/>
        </draw:connector>
        <draw:connector draw:style-name="gr8" draw:text-style-name="P4" draw:layer="layout" svg:x1="8.643cm" svg:y1="21.69cm" svg:x2="7.414cm" svg:y2="21.701cm" draw:start-shape="id18" draw:end-shape="id8" svg:d="M8643 21690h-595v11h-634" svg:viewBox="0 0 1230 12">
          <text:p/>
        </draw:connector>
        <draw:frame draw:style-name="gr23" xml:id="id32" draw:id="id32" draw:layer="layout" svg:width="2.665cm" svg:height="0.607cm" svg:x="5.828cm" svg:y="19.796cm">
          <draw:text-box>
            <text:p><text:span text:style-name="T2">Money sink</text:span></text:p>
          </draw:text-box>
        </draw:frame>
        <draw:connector draw:style-name="Dotted" draw:layer="layout" svg:x1="5.828cm" svg:y1="20.099cm" svg:x2="4.937cm" svg:y2="20.939cm" draw:start-shape="id32" draw:end-shape="id8" svg:d="M5828 20099h-891v840" svg:viewBox="0 0 892 841">
          <text:p/>
        </draw:connector>
        <draw:connector draw:style-name="Activity_20_Arrow" draw:layer="layout" draw:line-skew="0cm 6.643cm" svg:x1="16.557cm" svg:y1="25.519cm" svg:x2="2.461cm" svg:y2="21.701cm" draw:start-shape="id22" draw:start-glue-point="1" draw:end-shape="id8" draw:end-glue-point="3" svg:d="M16557 25519h500v4818h-15138v-8636h542" svg:viewBox="0 0 15139 8637">
          <text:p/>
        </draw:connector>
        <draw:connector draw:style-name="Activity_20_Arrow" draw:layer="layout" draw:line-skew="0cm 5.758cm" svg:x1="16.557cm" svg:y1="27.289cm" svg:x2="2.461cm" svg:y2="21.701cm" draw:start-shape="id23" draw:start-glue-point="1" draw:end-shape="id8" draw:end-glue-point="3" svg:d="M16557 27289h500v3048h-15138v-8636h542" svg:viewBox="0 0 15139 8637">
          <text:p/>
        </draw:connector>
        <draw:connector draw:style-name="Activity_20_Arrow" draw:layer="layout" draw:line-skew="0cm 5.714cm" svg:x1="16.557cm" svg:y1="23.487cm" svg:x2="2.461cm" svg:y2="21.701cm" draw:start-shape="id21" draw:start-glue-point="1" draw:end-shape="id8" draw:end-glue-point="3" svg:d="M16557 23487h500v6850h-15138v-8636h542" svg:viewBox="0 0 15139 8637">
          <text:p/>
        </draw:connector>
        <draw:connector draw:style-name="Activity_20_Arrow" draw:layer="layout" draw:line-skew="0cm 5.06cm" svg:x1="16.557cm" svg:y1="29.003cm" svg:x2="2.461cm" svg:y2="21.701cm" draw:start-shape="id25" draw:start-glue-point="1" draw:end-shape="id8" draw:end-glue-point="3" svg:d="M16557 29003h500v1334h-15138v-8636h542" svg:viewBox="0 0 15139 86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tted" style:family="graphic" style:parent-style-name="GM">
      <style:graphic-properties draw:stroke="dash" draw:stroke-dash="Fine_20_Dashed" svg:stroke-color="#000000" draw:textarea-vertical-align="middle"/>
      <style:paragraph-properties fo:text-align="center"/>
    </style:style>
    <style:style style:name="GM" style:family="graphic" style:parent-style-name="standard">
      <style:graphic-properties draw:stroke-dash="Dashed_20__28_var_29__20_4" svg:stroke-color="#000000" draw:fill-gradient-name="Gradient_20_2" draw:fill-hatch-name="Hatching_20_1" draw:fill-image-name="Bitmap_20_1"/>
    </style:style>
    <style:style style:name="Main_20_activity" style:display-name="Main activity" style:family="graphic" style:parent-style-name="GM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46cm" fo:min-width="4.225cm" fo:padding-top="0.165cm" fo:padding-bottom="0.165cm" fo:padding-left="0.29cm" fo:padding-right="0.29cm"/>
      <style:paragraph-properties fo:text-align="center"/>
    </style:style>
    <style:style style:name="Activity" style:family="graphic" style:parent-style-name="GM">
      <style:graphic-properties svg:stroke-color="#000000" draw:fill="solid" draw:fill-color="#ffffff" draw:textarea-horizontal-align="justify" draw:textarea-vertical-align="middle" draw:auto-grow-height="false" fo:min-height="1.02cm" fo:min-width="4.453cm"/>
      <style:paragraph-properties fo:text-align="center"/>
      <style:text-properties fo:font-size="12pt"/>
    </style:style>
    <style:style style:name="Activity_20_Arrow" style:display-name="Activity Arrow" style:family="graphic" style:parent-style-name="GM">
      <style:graphic-properties draw:marker-end="Arrow" draw:marker-end-width="0.3cm" draw:fill="none" draw:textarea-vertical-align="middle"/>
      <style:paragraph-properties fo:text-align="center"/>
    </style:style>
    <style:style style:name="Annotation" style:family="graphic" style:parent-style-name="GM">
      <style:graphic-properties draw:stroke="dash" draw:stroke-dash="Fine_20_Dashed" svg:stroke-color="#000000" draw:fill="none" draw:fill-color="#ffffff" draw:textarea-horizontal-align="left" draw:auto-grow-height="true" draw:auto-grow-width="false" fo:min-height="1.069cm" fo:min-width="3.185cm"/>
      <style:text-properties fo:font-size="9pt" style:font-size-asian="9pt" style:font-size-complex="9pt"/>
    </style:style>
    <style:style style:name="Flashy" style:family="graphic" style:parent-style-name="GM">
      <style:graphic-properties draw:stroke="dash" draw:stroke-dash="Fine_20_Dashed" svg:stroke-width="0.051cm" svg:stroke-color="#ba131a" draw:marker-start-width="0.279cm" draw:marker-end-width="0.279cm" draw:fill="solid" draw:fill-color="#ffffff" draw:textarea-horizontal-align="left" draw:textarea-vertical-align="top" draw:auto-grow-height="true" draw:auto-grow-width="true" fo:min-height="1.274cm" fo:min-width="3.437cm" draw:line-distance="0.711cm"/>
      <style:paragraph-properties fo:text-align="start">
        <style:tab-stops/>
      </style:paragraph-properties>
      <style:text-properties fo:color="#ce181e" fo:font-size="9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1T14:34:55.634010519</meta:creation-date>
    <dc:date>2020-01-02T14:58:36.587724886</dc:date>
    <meta:editing-duration>PT5H27M28S</meta:editing-duration>
    <meta:editing-cycles>33</meta:editing-cycles>
    <meta:generator>LibreOffice/6.0.7.3$Linux_X86_64 LibreOffice_project/00m0$Build-3</meta:generator>
    <meta:document-statistic meta:object-count="74"/>
  </office:meta>
</office:document-meta>
</file>